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25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17cm"/>
      <style:paragraph-properties style:writing-mode="lr-tb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 fo:min-height="2cm" fo:min-width="17cm"/>
      <style:paragraph-properties style:writing-mode="lr-tb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17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9" style:family="graphic" style:parent-style-name="standard">
      <style:graphic-properties svg:stroke-color="#ffffff" draw:fill-color="#000000" draw:textarea-horizontal-align="justify" draw:textarea-vertical-align="middle" draw:auto-grow-height="false" fo:min-height="6.25cm" fo:min-width="17cm"/>
      <style:paragraph-properties style:writing-mode="lr-tb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15.75cm" fo:min-width="17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4.75cm">
          <text:p text:style-name="P2">CAROUSEL DE FOTOGRAFÍA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1.75cm" svg:y="15cm">
          <text:p text:style-name="P5"><text:span text:style-name="T1">INFO NARUTO <text:s text:c="4"/></text:span><text:s/>(VER MÁ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2.5cm" svg:x="1.75cm" svg:y="18cm">
          <text:p text:style-name="P2">INFO NARUTO SHIPPUDEN <text:s text:c="4"/>(VER MÁS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1.75cm" svg:y="21.25cm">
          <text:p text:style-name="P5"><text:span text:style-name="T1">INFO BORUTO <text:s text:c="3"/></text:span><text:s/>(VER MÁS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.5cm" svg:x="1.25cm" svg:y="2.25cm">
          <text:p text:style-name="P6">l l 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15.25cm">
          <text:p text:style-name="P2">CAROUSEL DE FOTOGRAFÍA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5cm" svg:height="2.25cm" svg:x="1.75cm" svg:y="5.25cm">
          <text:p text:style-name="P5"><text:span text:style-name="T1">NARUT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7.5cm" svg:height="6.5cm" svg:x="1.75cm" svg:y="8.25cm">
          <text:p text:style-name="P2">DESARROLLO DE MANGAS, ANIME Y PELICULAS 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.5cm" svg:x="1.25cm" svg:y="2.25cm">
          <text:p text:style-name="P6">l l 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15.25cm">
          <text:p text:style-name="P2">CAROUSEL DE FOTOGRAFÍA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5cm" svg:height="2.25cm" svg:x="1.75cm" svg:y="5.25cm">
          <text:p text:style-name="P5"><text:span text:style-name="T1">NARUTO <text:s/>SHIPPUDE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7.5cm" svg:height="6.5cm" svg:x="1.75cm" svg:y="8.25cm">
          <text:p text:style-name="P2">DESARROLLO DE MANGAS, ANIME Y PELICULAS 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.5cm" svg:x="1.25cm" svg:y="2.25cm">
          <text:p text:style-name="P6">l l 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15.25cm">
          <text:p text:style-name="P2">CAROUSEL DE FOTOGRAFÍA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5cm" svg:height="2.25cm" svg:x="1.75cm" svg:y="5.25cm">
          <text:p text:style-name="P5"><text:span text:style-name="T1">BORUT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7.5cm" svg:height="6.5cm" svg:x="1.75cm" svg:y="8.25cm">
          <text:p text:style-name="P2">DESARROLLO DE MANGAS, ANIME Y PELICULAS 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.5cm" svg:x="1.25cm" svg:y="2.25cm">
          <text:p text:style-name="P6">l l l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5cm" svg:height="2.25cm" svg:x="1.75cm" svg:y="5.25cm">
          <text:p text:style-name="P5"><text:span text:style-name="T1">HAZTE SOCIO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7.5cm" svg:height="16cm" svg:x="1.75cm" svg:y="8.25cm">
          <text:p text:style-name="P2">FORMULARIO CON:</text:p>
          <text:p text:style-name="P2">- Nombre</text:p>
          <text:p text:style-name="P2">-Apellidos</text:p>
          <text:p text:style-name="P2">-Correo electronico</text:p>
          <text:p text:style-name="P2">- N.º telefono</text:p>
          <text:p text:style-name="P2">- Pais y ciudad</text:p>
          <text:p text:style-name="P2">-Motivo por el que te haces socio</text:p>
          <text:p text:style-name="P2">- Aceptar terminos y condicione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.5cm" svg:x="1.25cm" svg:y="2.25cm">
          <text:p text:style-name="P6">l l 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3:54:07.985007403</meta:creation-date>
    <dc:date>2024-03-20T23:14:44.095780403</dc:date>
    <meta:editing-duration>PT8M38S</meta:editing-duration>
    <meta:editing-cycles>3</meta:editing-cycles>
    <meta:generator>LibreOffice/7.3.7.2$Linux_X86_64 LibreOffice_project/30$Build-2</meta:generator>
    <meta:document-statistic meta:object-count="50"/>
  </office:meta>
</office:document-meta>
</file>